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@T9:~/github/anjumaria$ git config --global user.email "anjumariajoseph1996@gmail.com"</text:p>
      <text:p text:style-name="Standard">student@T9:~/github/anjumaria$ git config --global user.name"anju-maryshaju"</text:p>
      <text:p text:style-name="Standard">student@T9:~/github/anjumaria$ git remote add orgn https://github.com/anju-maryshaju/anjumaria</text:p>
      <text:p text:style-name="Standard">student@T9:~/github/anjumaria$ git fetch orgn</text:p>
      <text:p text:style-name="Standard">Username for 'https://github.com': anju-maryshaju</text:p>
      <text:p text:style-name="Standard">Password for 'https://anju-maryshaju@github.com': </text:p>
      <text:p text:style-name="Standard">From https://github.com/anju-maryshaju/anjumaria</text:p>
      <text:p text:style-name="Standard"><text:s/>* [new branch] <text:s text:c="5"/>anjumaria <text:s/>-&gt; orgn/anjumaria</text:p>
      <text:p text:style-name="Standard"><text:s/>* [new branch] <text:s text:c="5"/>newbranch <text:s/>-&gt; orgn/newbranch</text:p>
      <text:p text:style-name="Standard">student@T9:~/github/anjumaria$ git fetch orgn anjumaria</text:p>
      <text:p text:style-name="Standard">Username for 'https://github.com': anju-maryshaju</text:p>
      <text:p text:style-name="Standard">Password for 'https://anju-maryshaju@github.com': </text:p>
      <text:p text:style-name="Standard">From https://github.com/anju-maryshaju/anjumaria</text:p>
      <text:p text:style-name="Standard"><text:s/>* branch <text:s text:c="11"/>anjumaria <text:s/>-&gt; FETCH_HEAD</text:p>
      <text:p text:style-name="Standard">student@T9:~/github/anjumaria$ git log</text:p>
      <text:p text:style-name="Standard">commit 6c1b1b17a95ab0f57935f513716b3a45d76f5e12 (HEAD -&gt; newbranch, orgn/newbranch, org/newbranch, or/newbranch)</text:p>
      <text:p text:style-name="Standard">Author: anju-maryshaju &lt;48617375+anju-maryshaju@users.noreply.github.com&gt;</text:p>
      <text:p text:style-name="Standard">Date: <text:s text:c="2"/>Mon Apr 8 13:12:05 2019 +0530</text:p>
      <text:p text:style-name="Standard"/>
      <text:p text:style-name="Standard"><text:s text:c="4"/>Update secondfile.c</text:p>
      <text:p text:style-name="Standard"/>
      <text:p text:style-name="Standard">commit b2c062c426def35a057ab3f6d2b84ffdba7e36af (or/anjumaria, anjumaria)</text:p>
      <text:p text:style-name="Standard">Author: anju-maryshaju &lt;anjumariajoseph1996@gmail.com&gt;</text:p>
      <text:p text:style-name="Standard">Date: <text:s text:c="2"/>Mon Apr 8 12:55:44 2019 +0530</text:p>
      <text:p text:style-name="Standard"/>
      <text:p text:style-name="Standard"><text:s text:c="4"/>my files</text:p>
      <text:p text:style-name="Standard"/>
      <text:p text:style-name="Standard">commit 963fc301bf997afcb980c32f921a509c1a57bc4d (origin/anjumaria, origin/HEAD)</text:p>
      <text:p text:style-name="Standard">Author: anjali &lt;anjalips@mca.ajce.in&gt;</text:p>
      <text:p text:style-name="Standard">Date: <text:s text:c="2"/>Tue Apr 2 11:48:27 2019 +0530</text:p>
      <text:p text:style-name="Standard"/>
      <text:p text:style-name="Standard"><text:s text:c="4"/>Create program.txt</text:p>
      <text:p text:style-name="Standard"/>
      <text:p text:style-name="Standard">commit 145955055d41c8ca1ae7af868c63e00d063ab123</text:p>
      <text:p text:style-name="Standard">Author: anjali &lt;anjalips@mca.ajce.in&gt;</text:p>
      <text:p text:style-name="Standard">Date: <text:s text:c="2"/>Tue Apr 2 11:46:42 2019 +0530</text:p>
      <text:p text:style-name="Standard"/>
      <text:p text:style-name="Standard"/>
      <text:p text:style-name="Standard">[1]+ <text:s/>Stopped <text:s text:c="16"/>git log</text:p>
      <text:p text:style-name="Standard">student@T9:~/github/anjumaria$ git merge orgn/master</text:p>
      <text:p text:style-name="Standard">fatal: You have not concluded your merge (MERGE_HEAD exists).</text:p>
      <text:p text:style-name="Standard">Please, commit your changes before you merge.</text:p>
      <text:p text:style-name="Standard">student@T9:~/github/anjumaria$ git merge orgn/anjumaria</text:p>
      <text:p text:style-name="Standard">fatal: You have not concluded your merge (MERGE_HEAD exists).</text:p>
      <text:p text:style-name="Standard">Please, commit your changes before you merge.</text:p>
      <text:p text:style-name="Standard">student@T9:~/github/anjumaria$ git fetch orgn anjumaria</text:p>
      <text:p text:style-name="Standard">Username for 'https://github.com': anju-maryshaju</text:p>
      <text:p text:style-name="Standard">Password for 'https://anju-maryshaju@github.com': </text:p>
      <text:p text:style-name="Standard">remote: Enumerating objects: 5, done.</text:p>
      <text:p text:style-name="Standard">remote: Counting objects: 100% (5/5), done.</text:p>
      <text:p text:style-name="Standard">remote: Compressing objects: 100% (3/3), done.</text:p>
      <text:p text:style-name="Standard">remote: Total 3 (delta 2), reused 0 (delta 0), pack-reused 0</text:p>
      <text:p text:style-name="Standard">Unpacking objects: 100% (3/3), done.</text:p>
      <text:p text:style-name="Standard">From https://github.com/anju-maryshaju/anjumaria</text:p>
      <text:p text:style-name="Standard"><text:s/>* branch <text:s text:c="11"/>anjumaria <text:s/>-&gt; FETCH_HEAD</text:p>
      <text:p text:style-name="Standard"><text:s text:c="3"/>2104b68..df31a8e <text:s/>anjumaria <text:s/>-&gt; orgn/anjumaria</text:p>
      <text:p text:style-name="Standard"><text:soft-page-break/>student@T9:~/github/anjumaria$ git merge orgn/anjumaria</text:p>
      <text:p text:style-name="Standard">fatal: You have not concluded your merge (MERGE_HEAD exists).</text:p>
      <text:p text:style-name="Standard">Please, commit your changes before you merge.</text:p>
      <text:p text:style-name="Standard">student@T9:~/github/anjumaria$ git commit</text:p>
      <text:p text:style-name="Standard">[newbranch 3bd99bf] Merge remote-tracking branch 'org/anjumaria' into newbranch</text:p>
      <text:p text:style-name="Standard">student@T9:~/github/anjumaria$ git merge orgn/anjumaria</text:p>
      <text:p text:style-name="Standard">Merge made by the 'recursive' strategy.</text:p>
      <text:p text:style-name="Standard"><text:s/>program.txt | 1 +</text:p>
      <text:p text:style-name="Standard"><text:s/>1 file changed, 1 insertion(+)</text:p>
      <text:p text:style-name="Standard">student@T9:~/github/anjumaria$ git pull orgn anjumaria</text:p>
      <text:p text:style-name="Standard">Username for 'https://github.com': anju-maryshaju</text:p>
      <text:p text:style-name="Standard">Password for 'https://anju-maryshaju@github.com': </text:p>
      <text:p text:style-name="Standard">From https://github.com/anju-maryshaju/anjumaria</text:p>
      <text:p text:style-name="Standard"><text:s/>* branch <text:s text:c="11"/>anjumaria <text:s/>-&gt; FETCH_HEAD</text:p>
      <text:p text:style-name="Standard">Already up to date.</text:p>
      <text:p text:style-name="Standard">student@T9:~/github/anjumaria$ git fetch orgn anjumaria</text:p>
      <text:p text:style-name="Standard">Username for 'https://github.com': anju-maryshaju</text:p>
      <text:p text:style-name="Standard">Password for 'https://anju-maryshaju@github.com': </text:p>
      <text:p text:style-name="Standard">From https://github.com/anju-maryshaju/anjumaria</text:p>
      <text:p text:style-name="Standard"><text:s/>* branch <text:s text:c="11"/>anjumaria <text:s/>-&gt; FETCH_HEAD</text:p>
      <text:p text:style-name="Standard">student@T9:~/github/anjumaria$ git diff orgn anjumaria</text:p>
      <text:p text:style-name="Standard">fatal: ambiguous argument 'orgn': unknown revision or path not in the working tree.</text:p>
      <text:p text:style-name="Standard">Use '--' to separate paths from revisions, like this:</text:p>
      <text:p text:style-name="Standard">'git &lt;command&gt; [&lt;revision&gt;...] -- [&lt;file&gt;...]'</text:p>
      <text:p text:style-name="Standard">student@T9:~/github/anjumaria$ git fetch orgn anjumaria</text:p>
      <text:p text:style-name="Standard">Username for 'https://github.com': anju-maryshaju</text:p>
      <text:p text:style-name="Standard">Password for 'https://anju-maryshaju@github.com': </text:p>
      <text:p text:style-name="Standard">remote: Enumerating objects: 5, done.</text:p>
      <text:p text:style-name="Standard">remote: Counting objects: 100% (5/5), done.</text:p>
      <text:p text:style-name="Standard">remote: Compressing objects: 100% (3/3), done.</text:p>
      <text:p text:style-name="Standard">remote: Total 3 (delta 1), reused 0 (delta 0), pack-reused 0</text:p>
      <text:p text:style-name="Standard">Unpacking objects: 100% (3/3), done.</text:p>
      <text:p text:style-name="Standard">From https://github.com/anju-maryshaju/anjumaria</text:p>
      <text:p text:style-name="Standard"><text:s/>* branch <text:s text:c="11"/>anjumaria <text:s/>-&gt; FETCH_HEAD</text:p>
      <text:p text:style-name="Standard"><text:s text:c="3"/>df31a8e..1623b2b <text:s/>anjumaria <text:s/>-&gt; orgn/anjumaria</text:p>
      <text:p text:style-name="Standard">student@T9:~/github/anjumaria$ git diff orgn anjumaria</text:p>
      <text:p text:style-name="Standard">fatal: ambiguous argument 'orgn': unknown revision or path not in the working tree.</text:p>
      <text:p text:style-name="Standard">Use '--' to separate paths from revisions, like this:</text:p>
      <text:p text:style-name="Standard">'git &lt;command&gt; [&lt;revision&gt;...] -- [&lt;file&gt;...]'</text:p>
      <text:p text:style-name="Standard">student@T9:~/github/anjumaria$ git diff orgn/anjumaria</text:p>
      <text:p text:style-name="Standard">diff --git a/program.txt b/program.txt</text:p>
      <text:p text:style-name="Standard">index f22abd1..94ca824 100644</text:p>
      <text:p text:style-name="Standard">--- a/program.txt</text:p>
      <text:p text:style-name="Standard">+++ b/program.txt</text:p>
      <text:p text:style-name="Standard">@@ -2,6 +2,3 @@ echo "welcome to GIT"</text:p>
      <text:p text:style-name="Standard"><text:s/>echo "my sample program"</text:p>
      <text:p text:style-name="Standard"><text:s/>jbkjbjkjknbj</text:p>
      <text:p text:style-name="Standard"><text:s/>l;l;</text:p>
      <text:p text:style-name="Standard">-ghdghdgh</text:p>
      <text:p text:style-name="Standard">-fhgfghf</text:p>
      <text:p text:style-name="Standard">-fhfh</text:p>
      <text:p text:style-name="Standard">diff --git a/secondfile.c b/secondfile.c</text:p>
      <text:p text:style-name="Standard">index ae9f654..ccce6a7 100644</text:p>
      <text:p text:style-name="Standard">--- a/secondfile.c</text:p>
      <text:p text:style-name="Standard">+++ b/secondfile.c</text:p>
      <text:p text:style-name="Standard">@@ -1,5 +1,6 @@</text:p>
      <text:p text:style-name="Standard"><text:s/>#include &lt;stdio.h&gt;</text:p>
      <text:p text:style-name="Standard"><text:soft-page-break/><text:s/>int main()</text:p>
      <text:p text:style-name="Standard">+ <text:s text:c="3"/>int a,b,c;</text:p>
      <text:p text:style-name="Standard"><text:s/>{</text:p>
      <text:p text:style-name="Standard"><text:s text:c="5"/>double firstNumber, secondNumber, product;</text:p>
      <text:p text:style-name="Standard"><text:s text:c="5"/>printf("Enter two numbers: ");</text:p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HEAD</text:p>
      <text:p text:style-name="Standard">error: commit 07bf5be18d58e54cbbb200d831a62c989d04f3ae is a merge but no -m option was given.</text:p>
      <text:p text:style-name="Standard">fatal: revert failed</text:p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orgn</text:p>
      <text:p text:style-name="Standard">fatal: bad revision 'orgn'</text:p>
      <text:p text:style-name="Standard">student@T9:~/github/anjumaria$ git commit -m "hi" </text:p>
      <text:p text:style-name="Standard">On branch newbranch</text:p>
      <text:p text:style-name="Standard">nothing to commit, working tree clean</text:p>
      <text:p text:style-name="Standard">student@T9:~/github/anjumaria$ git commit -m "hi" *</text:p>
      <text:p text:style-name="Standard">On branch newbranch</text:p>
      <text:p text:style-name="Standard">nothing to commit, working tree clean</text:p>
      <text:p text:style-name="Standard">student@T9:~/github/anjumaria$ ls</text:p>
      <text:p text:style-name="Standard">firstfile.c <text:s/>program.txt <text:s/>secondfile.c</text:p>
      <text:p text:style-name="Standard">student@T9:~/github/anjumaria$ git status</text:p>
      <text:p text:style-name="Standard">On branch newbranch</text:p>
      <text:p text:style-name="Standard">nothing to commit, working tree clean</text:p>
      <text:p text:style-name="Standard">student@T9:~/github/anjumaria$ git add firstfile.c</text:p>
      <text:p text:style-name="Standard">student@T9:~/github/anjumaria$ git commit -m "jii" firstfile.c</text:p>
      <text:p text:style-name="Standard">[newbranch 34ed389] jii</text:p>
      <text:p text:style-name="Standard"><text:s/>1 file changed, 1 insertion(+)</text:p>
      <text:p text:style-name="Standard">student@T9:~/github/anjumaria$ git revert </text:p>
      <text:p text:style-name="Standard">usage: git revert [&lt;options&gt;] &lt;commit-ish&gt;...</text:p>
      <text:p text:style-name="Standard"><text:s text:c="3"/>or: git revert &lt;subcommand&gt;</text:p>
      <text:p text:style-name="Standard"/>
      <text:p text:style-name="Standard"><text:s text:c="4"/>--quit <text:s text:c="15"/>end revert or cherry-pick sequence</text:p>
      <text:p text:style-name="Standard"><text:s text:c="4"/>--continue <text:s text:c="11"/>resume revert or cherry-pick sequence</text:p>
      <text:p text:style-name="Standard"><text:s text:c="4"/>--abort <text:s text:c="14"/>cancel revert or cherry-pick sequence</text:p>
      <text:p text:style-name="Standard"><text:s text:c="4"/>-n, --no-commit <text:s text:c="6"/>don't automatically commit</text:p>
      <text:p text:style-name="Standard"><text:s text:c="4"/>-e, --edit <text:s text:c="11"/>edit the commit message</text:p>
      <text:p text:style-name="Standard"><text:s text:c="4"/>-s, --signoff <text:s text:c="8"/>add Signed-off-by:</text:p>
      <text:p text:style-name="Standard"><text:s text:c="4"/>-m, --mainline &lt;parent-number&gt;</text:p>
      <text:p text:style-name="Standard"><text:s text:c="26"/>select mainline parent</text:p>
      <text:p text:style-name="Standard"><text:s text:c="4"/>--rerere-autoupdate <text:s text:c="2"/>update the index with reused conflict resolution if possible</text:p>
      <text:p text:style-name="Standard"><text:s text:c="4"/>--strategy &lt;strategy&gt;</text:p>
      <text:p text:style-name="Standard"><text:s text:c="26"/>merge strategy</text:p>
      <text:p text:style-name="Standard"><text:s text:c="4"/>-X, --strategy-option &lt;option&gt;</text:p>
      <text:p text:style-name="Standard"><text:s text:c="26"/>option for merge strategy</text:p>
      <text:p text:style-name="Standard"><text:s text:c="4"/>-S, --gpg-sign[=&lt;key-id&gt;]</text:p>
      <text:p text:style-name="Standard"><text:s text:c="26"/>GPG sign commit</text:p>
      <text:p text:style-name="Standard"/>
      <text:p text:style-name="Standard">student@T9:~/github/anjumaria$ git revert firstfile.c</text:p>
      <text:p text:style-name="Standard">fatal: bad revision 'firstfile.c'</text:p>
      <text:p text:style-name="Standard">student@T9:~/github/anjumaria$ git status</text:p>
      <text:p text:style-name="Standard">On branch newbranch</text:p>
      <text:p text:style-name="Standard">nothing to commit, working tree clean</text:p>
      <text:p text:style-name="Standard"><text:soft-page-break/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mote revert orgn/anjumaria</text:p>
      <text:p text:style-name="Standard">error: Unknown subcommand: revert</text:p>
      <text:p text:style-name="Standard">usage: git remote [-v | --verbose]</text:p>
      <text:p text:style-name="Standard"><text:s text:c="3"/>or: git remote add [-t &lt;branch&gt;] [-m &lt;master&gt;] [-f] [--tags | --no-tags] [--mirror=&lt;fetch|push&gt;] &lt;name&gt; &lt;url&gt;</text:p>
      <text:p text:style-name="Standard"><text:s text:c="3"/>or: git remote rename &lt;old&gt; &lt;new&gt;</text:p>
      <text:p text:style-name="Standard"><text:s text:c="3"/>or: git remote remove &lt;name&gt;</text:p>
      <text:p text:style-name="Standard"><text:s text:c="3"/>or: git remote set-head &lt;name&gt; (-a | --auto | -d | --delete | &lt;branch&gt;)</text:p>
      <text:p text:style-name="Standard"><text:s text:c="3"/>or: git remote [-v | --verbose] show [-n] &lt;name&gt;</text:p>
      <text:p text:style-name="Standard"><text:s text:c="3"/>or: git remote prune [-n | --dry-run] &lt;name&gt;</text:p>
      <text:p text:style-name="Standard"><text:s text:c="3"/>or: git remote [-v | --verbose] update [-p | --prune] [(&lt;group&gt; | &lt;remote&gt;)...]</text:p>
      <text:p text:style-name="Standard"><text:s text:c="3"/>or: git remote set-branches [--add] &lt;name&gt; &lt;branch&gt;...</text:p>
      <text:p text:style-name="Standard"><text:s text:c="3"/>or: git remote get-url [--push] [--all] &lt;name&gt;</text:p>
      <text:p text:style-name="Standard"><text:s text:c="3"/>or: git remote set-url [--push] &lt;name&gt; &lt;newurl&gt; [&lt;oldurl&gt;]</text:p>
      <text:p text:style-name="Standard"><text:s text:c="3"/>or: git remote set-url --add &lt;name&gt; &lt;newurl&gt;</text:p>
      <text:p text:style-name="Standard"><text:s text:c="3"/>or: git remote set-url --delete &lt;name&gt; &lt;url&gt;</text:p>
      <text:p text:style-name="Standard"/>
      <text:p text:style-name="Standard"><text:s text:c="4"/>-v, --verbose <text:s text:c="8"/>be verbose; must be placed before a subcommand</text:p>
      <text:p text:style-name="Standard"/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orgn anjumaria</text:p>
      <text:p text:style-name="Standard">fatal: bad revision 'orgn'</text:p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orgn/anjumaria</text:p>
      <text:p text:style-name="Standard">On branch newbranch</text:p>
      <text:p text:style-name="Standard">nothing to commit, working tree clean</text:p>
      <text:p text:style-name="Standard">student@T9:~/github/anjumaria$ git revert orgn/anjumaria</text:p>
      <text:p text:style-name="Standard">On branch newbranch</text:p>
      <text:p text:style-name="Standard">Changes not staged for commit:</text:p>
      <text:p text:style-name="Standard"><text:tab/>modified: <text:s text:c="2"/>secondfile.c</text:p>
      <text:p text:style-name="Standard"/>
      <text:p text:style-name="Standard">no changes added to commit</text:p>
      <text:p text:style-name="Standard">student@T9:~/github/anjumaria$ git commit secondfile.c</text:p>
      <text:p text:style-name="Standard">[newbranch 0aeed87] Revert "Update program.txt"</text:p>
      <text:p text:style-name="Standard"><text:s/>1 file changed, 1 insertion(+)</text:p>
      <text:p text:style-name="Standard">student@T9:~/github/anjumari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15:04.475539961</meta:creation-date>
    <dc:date>2019-04-11T16:15:55.524825515</dc:date>
    <meta:editing-duration>PT51S</meta:editing-duration>
    <meta:editing-cycles>1</meta:editing-cycles>
    <meta:document-statistic meta:table-count="0" meta:image-count="0" meta:object-count="0" meta:page-count="4" meta:paragraph-count="201" meta:word-count="990" meta:character-count="8739" meta:non-whitespace-character-count="7555"/>
    <meta:generator>LibreOffice/6.0.3.2$Linux_X86_64 LibreOffice_project/00m0$Build-2</meta:generator>
  </office:meta>
</office:document-meta>
</file>